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dgetDefinitionBuilderContext.WidgetDefinitionBuilderContext( Library libr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DefinitionBuilderContext.WidgetDefinitionBuilderContext( WidgetDefinitionBuilderContex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DefinitionBuilderContext.getSuper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DefinitionBuilderContext.setSuperDefinition( WidgetDefinition 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DefinitionBuilderContext.getLocal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